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3486in"/>
    </style:style>
    <style:style style:name="Table1.B" style:family="table-column">
      <style:table-column-properties style:column-width="3.349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3.3486in"/>
    </style:style>
    <style:style style:name="Table2.B" style:family="table-column">
      <style:table-column-properties style:column-width="3.349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P1" style:family="paragraph" style:parent-style-name="Text">
      <style:text-properties fo:font-weight="normal" style:font-weight-asian="normal" style:font-weight-complex="normal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Standard">
      <style:text-properties fo:font-weight="normal" officeooo:paragraph-rsid="00110dee" style:font-weight-asian="normal" style:font-weight-complex="normal"/>
    </style:style>
    <style:style style:name="P5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6" style:family="paragraph" style:parent-style-name="Heading_20_3">
      <style:paragraph-properties fo:text-align="center" style:justify-single-word="false" fo:padding="0in" fo:border="none" style:shadow="none" style:join-border="false"/>
      <style:text-properties fo:font-weight="normal" officeooo:paragraph-rsid="000d58c0" style:font-weight-asian="normal" style:font-weight-complex="normal"/>
    </style:style>
    <style:style style:name="P7" style:family="paragraph" style:parent-style-name="Contents_20_2">
      <style:text-properties fo:font-weight="normal" officeooo:paragraph-rsid="00078b4c" style:font-weight-asian="normal" style:font-weight-complex="normal"/>
    </style:style>
    <style:style style:name="P8" style:family="paragraph" style:parent-style-name="Text">
      <style:text-properties fo:font-weight="normal" style:font-weight-asian="normal" style:font-weight-complex="normal"/>
    </style:style>
    <style:style style:name="P9" style:family="paragraph" style:parent-style-name="Text">
      <style:text-properties fo:font-weight="normal" officeooo:paragraph-rsid="000f7279" style:font-weight-asian="normal" style:font-weight-complex="normal"/>
    </style:style>
    <style:style style:name="P10" style:family="paragraph" style:parent-style-name="Text">
      <style:text-properties fo:font-weight="normal" officeooo:paragraph-rsid="00110dee" style:font-weight-asian="normal" style:font-weight-complex="normal"/>
    </style:style>
    <style:style style:name="P11" style:family="paragraph" style:parent-style-name="Text">
      <style:text-properties officeooo:paragraph-rsid="00110de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 fo:font-size="8pt" style:font-size-asian="8pt" style:font-size-complex="8pt"/>
    </style:style>
    <style:style style:name="T3" style:family="text">
      <style:text-properties officeooo:rsid="000de4e4"/>
    </style:style>
    <style:style style:name="T4" style:family="text">
      <style:text-properties officeooo:rsid="00110d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ext-input text:description="&lt;setLang(user.lang or 'fr_FR')&gt;">&lt;setLang(user.lang or 'fr_FR')&gt;</text:text-input></text:p>
      <text:h text:style-name="Heading_20_1" text:outline-level="1">Compte Rendu Opératoire</text:h>
      <text:p text:style-name="Heading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ext:p text:style-name="P5">Le :<text:text-input text:description="&lt;formatLang(o.meeting_id.datewotime, date=True)&gt;">date</text:text-input></text:p>
      <text:h text:style-name="P6" text:outline-level="3"><text:text-input text:description="&lt;o.template_id.name&gt;">&lt;o.template_id.name&gt;</text:text-input><text:s/><text:text-input text:description="&lt;get_selection_item(o,&quot;ods&quot;)&gt;">&lt;get_selection_item(o,"ods")&gt;</text:text-input></text:h>
      <text:p text:style-name="Contents_20_2"/>
      <text:p text:style-name="Standard"/>
      <text:p text:style-name="Contents_20_1">Indication : <text:text-input text:description="&lt;o.indication_id.name&gt;">&lt;o.indication_id.name&gt;</text:text-input></text:p>
      <text:p text:style-name="P7"><text:text-input text:description="&lt;o.operating_machine_id.name&gt;">&lt;o.operating_machine_id.name&gt;</text:text-input><text:span text:style-name="T3"><text:s/></text:span><text:span text:style-name="T3"><text:text-input text:description="&lt;o.operating_machine_id.description&gt;">&lt;o.operating_machine_id.description&gt;</text:text-input></text:span></text:p>
      <text:p text:style-name="P7"/>
      <text:p text:style-name="P9"><text:text-input text:description="&lt;o.text_body&gt;">&lt;o.text_body&gt;</text:text-input></text:p>
      <text:p text:style-name="P9"/>
      <text:p text:style-name="P10"/>
      <text:p text:style-name="P10"><text:span text:style-name="T4"><text:text-input text:description="&lt;if test=&quot;o.positionnement&quot;&gt;">&lt;if test="o.positionnement"&gt;</text:text-input></text:span><text:span text:style-name="T4">Positionnement post opératoire </text:span><text:text-input text:description="&lt;o.positionnement&gt;">&lt;o.positionnement&gt;</text:text-input><text:text-input text:description="&lt;/if&gt;">&lt;/if&gt;</text:text-input></text:p>
      <text:p text:style-name="P10"/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"><text:text-input text:description="&lt;if test=&quot;o.positionnement&quot;&gt;">&lt;if o.positionnement&gt;</text:text-input>Positionnement post opératoire :</text:p>
          </table:table-cell>
          <table:table-cell table:style-name="Table2.B1" office:value-type="string">
            <text:p text:style-name="P11"><text:text-input text:description="&lt;o.positionnement&gt;">&lt;o.positionnement&gt;</text:text-input><text:text-input text:description="&lt;/if&gt;">&lt;/if&gt;</text:text-input>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"/>
          </table:table-cell>
          <table:table-cell table:style-name="Table1.B1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Traitement post opératoire :</text:p>
          </table:table-cell>
          <table:table-cell table:style-name="Table1.B2" office:value-type="string">
            <text:p text:style-name="Text"><text:text-input text:description="&lt;o.post_op_treatement&gt;">&lt;o.post_op_treatement&gt;</text:text-input></text:p>
          </table:table-cell>
        </table:table-row>
      </table:table>
      <text:p text:style-name="Standard"/>
      <text:p text:style-name="Standard"><text:text-input text:description="&lt;o.meeting_id.user_id.signature&gt;">signatur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" svg:font-family="'Droid Sans'" style:font-family-generic="modern" style:font-pitch="fixed"/>
    <style:font-face style:name="FreeSans3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loext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1" fo:font-family="'DejaVu Sans Mono'" style:font-family-generic="modern" style:font-pitch="fixed" style:font-name-asian="Droid Sans" style:font-family-asian="'Droid Sans'" style:font-family-generic-asian="modern" style:font-pitch-asian="fixed" style:font-name-complex="FreeSans3" style:font-family-complex="FreeSans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4-02-13T14:35:11</meta:creation-date>
    <dc:date>2020-07-03T03:46:18.754952061</dc:date>
    <meta:editing-duration>PT1H26M31S</meta:editing-duration>
    <meta:editing-cycles>28</meta:editing-cycles>
    <meta:generator>LibreOffice/6.1.5.2$Linux_X86_64 LibreOffice_project/10$Build-2</meta:generator>
    <meta:document-statistic meta:table-count="2" meta:image-count="0" meta:object-count="0" meta:page-count="1" meta:paragraph-count="14" meta:word-count="98" meta:character-count="681" meta:non-whitespace-character-count="649"/>
  </office:meta>
</office:document-meta>
</file>